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8284in"/>
    </style:style>
    <style:style style:name="TableColumn4" style:family="table-column">
      <style:table-column-properties style:column-width="1.1256in"/>
    </style:style>
    <style:style style:name="TableColumn5" style:family="table-column">
      <style:table-column-properties style:column-width="0.9861in"/>
    </style:style>
    <style:style style:name="TableColumn6" style:family="table-column">
      <style:table-column-properties style:column-width="1.2583in"/>
    </style:style>
    <style:style style:name="TableColumn7" style:family="table-column">
      <style:table-column-properties style:column-width="1.077in"/>
    </style:style>
    <style:style style:name="TableColumn8" style:family="table-column">
      <style:table-column-properties style:column-width="1.3166in"/>
    </style:style>
    <style:style style:name="Table2" style:family="table">
      <style:table-properties style:width="6.592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lase<text:s/>Discutir<text:s/>términos<text:s/>de<text:s/>trabajo<text:s/>con el jef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mno</text:p>
          </table:table-cell>
          <table:table-cell table:style-name="TableCell12">
            <text:p text:style-name="P13">Gramática</text:p>
          </table:table-cell>
          <table:table-cell table:style-name="TableCell14">
            <text:p text:style-name="P15">Lectura</text:p>
          </table:table-cell>
          <table:table-cell table:style-name="TableCell16">
            <text:p text:style-name="P17">Comprensión auditiva y lectora</text:p>
          </table:table-cell>
          <table:table-cell table:style-name="TableCell18">
            <text:p text:style-name="P19">Pronunciación</text:p>
          </table:table-cell>
          <table:table-cell table:style-name="TableCell20">
            <text:p text:style-name="P21">Vocabulario</text:p>
          </table:table-cell>
        </table:table-row>
        <table:table-row table:style-name="TableRow22">
          <table:table-cell table:style-name="TableCell23">
            <text:p text:style-name="P24">Ariel</text:p>
          </table:table-cell>
          <table:table-cell table:style-name="TableCell25">
            <text:p text:style-name="P26">-Prefiero sentirme feliz…</text:p>
            <text:p text:style-name="P27">-toma la decisión de salir de la empresa…</text:p>
            <text:p text:style-name="P28">-La persona no tiene un buen desempeño.</text:p>
            <text:p text:style-name="P29">-La persona llega tarde…</text:p>
            <text:p text:style-name="P30">No,<text:s/>no<text:s/>me gustaría.</text:p>
          </table:table-cell>
          <table:table-cell table:style-name="TableCell31">
            <text:p text:style-name="P32">Buena lectura.</text:p>
          </table:table-cell>
          <table:table-cell table:style-name="TableCell33">
            <text:p text:style-name="P34">Muy buen nivel de comprensión auditiva y lectora.</text:p>
          </table:table-cell>
          <table:table-cell table:style-name="TableCell35">
            <text:p text:style-name="P36"/>
            <text:p text:style-name="P37">Puedes mejorar estas y otras palabras:</text:p>
            <text:p text:style-name="P38">Frase</text:p>
            <text:p text:style-name="P39">Explicar.</text:p>
            <text:p text:style-name="P40">Recuerda practicar más los diptongos.</text:p>
          </table:table-cell>
          <table:table-cell table:style-name="TableCell41">
            <text:p text:style-name="P42">Buen uso del vocabulario y de las expresiones, aunque puedes mejorar con más práctica.<text:s/></text:p>
            <text:p text:style-name="P43">Es divertido.</text:p>
          </table:table-cell>
        </table:table-row>
        <table:table-row table:style-name="TableRow44">
          <table:table-cell table:style-name="TableCell45">
            <text:p text:style-name="P46">Mélanie</text:p>
          </table:table-cell>
          <table:table-cell table:style-name="TableCell47">
            <text:p text:style-name="P48">-Y cuando regrese, seré más productiva.</text:p>
            <text:p text:style-name="P49">Soy muy trabajadora.</text:p>
            <text:p text:style-name="P50">Le pediría razones por las que no me ha hecho un aumento.</text:p>
            <text:p text:style-name="P51">...que estás satisfecha con mi trabajo.</text:p>
          </table:table-cell>
          <table:table-cell table:style-name="TableCell52">
            <text:p text:style-name="P53">Muy buena lectura.</text:p>
          </table:table-cell>
          <table:table-cell table:style-name="TableCell54">
            <text:p text:style-name="P55">Muy buen nivel de comprensión auditiva y lectora.</text:p>
          </table:table-cell>
          <table:table-cell table:style-name="TableCell56">
            <text:p text:style-name="P57">Muy buena pronunciación en general.</text:p>
            <text:p text:style-name="P58">Solo recuerda practicar más los diptongos.</text:p>
            <text:p text:style-name="P59">Revisa esta pronunciación:</text:p>
            <text:p text:style-name="P60">Despido</text:p>
            <text:p text:style-name="P61"/>
          </table:table-cell>
          <table:table-cell table:style-name="TableCell62">
            <text:p text:style-name="P63">Muy buen uso del vocabulario y de las expresiones.</text:p>
          </table:table-cell>
        </table:table-row>
        <table:table-row table:style-name="TableRow64">
          <table:table-cell table:style-name="TableCell65">
            <text:p text:style-name="P66">Selena</text:p>
          </table:table-cell>
          <table:table-cell table:style-name="TableCell67">
            <text:p text:style-name="P68">Es importante que sea…</text:p>
            <text:p text:style-name="P69">¿Te interesa un curso y conseguir un certificado?</text:p>
            <text:p text:style-name="P70">…cuando hayas completado tu curso…</text:p>
          </table:table-cell>
          <table:table-cell table:style-name="TableCell71">
            <text:p text:style-name="P72">Muy buena lectura.</text:p>
          </table:table-cell>
          <table:table-cell table:style-name="TableCell73">
            <text:p text:style-name="P74">Muy buen nivel de comprensión auditiva y lectora.</text:p>
          </table:table-cell>
          <table:table-cell table:style-name="TableCell75">
            <text:p text:style-name="P76">Muy buena pronunciación. Solo recuerda practicar más los diptongos.</text:p>
          </table:table-cell>
          <table:table-cell table:style-name="TableCell77">
            <text:p text:style-name="P78">Muy buen uso del vocabulario y de las expresiones. También puedes aprender más.<text:s/></text:p>
            <text:p text:style-name="P79">Conseguir</text:p>
            <text:p text:style-name="P80">Un certificado</text:p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8T10:59:00Z</meta:creation-date>
    <dc:date>2026-01-09T00:27:00Z</dc:date>
    <meta:template xlink:href="Normal" xlink:type="simple"/>
    <meta:editing-cycles>3</meta:editing-cycles>
    <meta:editing-duration>PT36960S</meta:editing-duration>
    <meta:document-statistic meta:page-count="1" meta:paragraph-count="2" meta:word-count="202" meta:character-count="1313" meta:row-count="9" meta:non-whitespace-character-count="1113"/>
  </office:meta>
</office:document-meta>
</file>